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8.04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9.31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10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255.09pt" svg:x="4.85pt" svg:y="312.01pt">
            <loext:p draw:notify-on-update-of-ranges="coverage.C7:coverage.C22 coverage.D7:coverage.D22 coverage.E7:coverage.E22 coverage.F7:coverage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6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daily work queue decrease rate</text:p>
          </table:table-cell>
          <table:table-cell office:value-type="string" calcext:value-type="string">
            <text:p>D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ackages in repository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19000" calcext:value-type="float">
            <text:p>19000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single image</text:p>
          </table:table-cell>
          <table:table-cell table:style-name="ce4" office:value-type="string" calcext:value-type="string">
            <text:p>old tinderbox</text:p>
          </table:table-cell>
          <table:table-cell table:style-name="ce4" office:value-type="string" calcext:value-type="string">
            <text:p>new tinderbox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1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ay</text:p>
          </table:table-cell>
          <table:table-cell table:style-name="ce4"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formula="of:=1-(([.$C$3]-[.$C$2]*[.$C7])/[.$C$3])^[.D$5]" office:value-type="percentage" office:value="0" calcext:value-type="percentage">
            <text:p>0.0%</text:p>
          </table:table-cell>
          <table:table-cell table:formula="of:=1-(([.$C$3]-[.$C$2]*[.$C7])/[.$C$3])^[.E$5]" office:value-type="percentage" office:value="0" calcext:value-type="percentage">
            <text:p>0.0%</text:p>
          </table:table-cell>
          <table:table-cell table:formula="of:=1-(([.$C$3]-[.$C$2]*[.$C7])/[.$C$3])^[.F$5]" office:value-type="percentage" office:value="0" calcext:value-type="percentage">
            <text:p>0.0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7]+1" office:value-type="float" office:value="1" calcext:value-type="float">
            <text:p>1</text:p>
          </table:table-cell>
          <table:table-cell table:formula="of:=1-(([.$C$3]-[.$C$2]*[.$C8])/[.$C$3])^[.D$5]" office:value-type="percentage" office:value="0.0263157894736842" calcext:value-type="percentage">
            <text:p>2.6%</text:p>
          </table:table-cell>
          <table:table-cell table:formula="of:=1-(([.$C$3]-[.$C$2]*[.$C8])/[.$C$3])^[.E$5]" office:value-type="percentage" office:value="0.147864291442964" calcext:value-type="percentage">
            <text:p>14.8%</text:p>
          </table:table-cell>
          <table:table-cell table:formula="of:=1-(([.$C$3]-[.$C$2]*[.$C8])/[.$C$3])^[.F$5]" office:value-type="percentage" office:value="0.254239456747998" calcext:value-type="percentage">
            <text:p>25.4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8]+1" office:value-type="float" office:value="2" calcext:value-type="float">
            <text:p>2</text:p>
          </table:table-cell>
          <table:table-cell table:formula="of:=1-(([.$C$3]-[.$C$2]*[.$C9])/[.$C$3])^[.D$5]" office:value-type="percentage" office:value="0.0526315789473685" calcext:value-type="percentage">
            <text:p>5.3%</text:p>
          </table:table-cell>
          <table:table-cell table:formula="of:=1-(([.$C$3]-[.$C$2]*[.$C9])/[.$C$3])^[.E$5]" office:value-type="percentage" office:value="0.277041405601481" calcext:value-type="percentage">
            <text:p>27.7%</text:p>
          </table:table-cell>
          <table:table-cell table:formula="of:=1-(([.$C$3]-[.$C$2]*[.$C9])/[.$C$3])^[.F$5]" office:value-type="percentage" office:value="0.448293696940058" calcext:value-type="percentage">
            <text:p>44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9]+1" office:value-type="float" office:value="3" calcext:value-type="float">
            <text:p>3</text:p>
          </table:table-cell>
          <table:table-cell table:formula="of:=1-(([.$C$3]-[.$C$2]*[.$C10])/[.$C$3])^[.D$5]" office:value-type="percentage" office:value="0.0789473684210527" calcext:value-type="percentage">
            <text:p>7.9%</text:p>
          </table:table-cell>
          <table:table-cell table:formula="of:=1-(([.$C$3]-[.$C$2]*[.$C10])/[.$C$3])^[.E$5]" office:value-type="percentage" office:value="0.389470453521213" calcext:value-type="percentage">
            <text:p>38.9%</text:p>
          </table:table-cell>
          <table:table-cell table:formula="of:=1-(([.$C$3]-[.$C$2]*[.$C10])/[.$C$3])^[.F$5]" office:value-type="percentage" office:value="0.595303987694384" calcext:value-type="percentage">
            <text:p>59.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0]+1" office:value-type="float" office:value="4" calcext:value-type="float">
            <text:p>4</text:p>
          </table:table-cell>
          <table:table-cell table:formula="of:=1-(([.$C$3]-[.$C$2]*[.$C11])/[.$C$3])^[.D$5]" office:value-type="percentage" office:value="0.105263157894737" calcext:value-type="percentage">
            <text:p>10.5%</text:p>
          </table:table-cell>
          <table:table-cell table:formula="of:=1-(([.$C$3]-[.$C$2]*[.$C11])/[.$C$3])^[.E$5]" office:value-type="percentage" office:value="0.486935551275998" calcext:value-type="percentage">
            <text:p>48.7%</text:p>
          </table:table-cell>
          <table:table-cell table:formula="of:=1-(([.$C$3]-[.$C$2]*[.$C11])/[.$C$3])^[.F$5]" office:value-type="percentage" office:value="0.705796032803246" calcext:value-type="percentage">
            <text:p>70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1]+1" office:value-type="float" office:value="5" calcext:value-type="float">
            <text:p>5</text:p>
          </table:table-cell>
          <table:table-cell table:formula="of:=1-(([.$C$3]-[.$C$2]*[.$C12])/[.$C$3])^[.D$5]" office:value-type="percentage" office:value="0.131578947368421" calcext:value-type="percentage">
            <text:p>13.2%</text:p>
          </table:table-cell>
          <table:table-cell table:formula="of:=1-(([.$C$3]-[.$C$2]*[.$C12])/[.$C$3])^[.E$5]" office:value-type="percentage" office:value="0.571074309021336" calcext:value-type="percentage">
            <text:p>57.1%</text:p>
          </table:table-cell>
          <table:table-cell table:formula="of:=1-(([.$C$3]-[.$C$2]*[.$C12])/[.$C$3])^[.F$5]" office:value-type="percentage" office:value="0.788147410954608" calcext:value-type="percentage">
            <text:p>78.8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2]+1" office:value-type="float" office:value="6" calcext:value-type="float">
            <text:p>6</text:p>
          </table:table-cell>
          <table:table-cell table:formula="of:=1-(([.$C$3]-[.$C$2]*[.$C13])/[.$C$3])^[.D$5]" office:value-type="percentage" office:value="0.157894736842105" calcext:value-type="percentage">
            <text:p>15.8%</text:p>
          </table:table-cell>
          <table:table-cell table:formula="of:=1-(([.$C$3]-[.$C$2]*[.$C13])/[.$C$3])^[.E$5]" office:value-type="percentage" office:value="0.643386080919603" calcext:value-type="percentage">
            <text:p>64.3%</text:p>
          </table:table-cell>
          <table:table-cell table:formula="of:=1-(([.$C$3]-[.$C$2]*[.$C13])/[.$C$3])^[.F$5]" office:value-type="percentage" office:value="0.848981483852767" calcext:value-type="percentage">
            <text:p>84.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3]+1" office:value-type="float" office:value="7" calcext:value-type="float">
            <text:p>7</text:p>
          </table:table-cell>
          <table:table-cell table:formula="of:=1-(([.$C$3]-[.$C$2]*[.$C14])/[.$C$3])^[.D$5]" office:value-type="percentage" office:value="0.18421052631579" calcext:value-type="percentage">
            <text:p>18.4%</text:p>
          </table:table-cell>
          <table:table-cell table:formula="of:=1-(([.$C$3]-[.$C$2]*[.$C14])/[.$C$3])^[.E$5]" office:value-type="percentage" office:value="0.705239975937001" calcext:value-type="percentage">
            <text:p>70.5%</text:p>
          </table:table-cell>
          <table:table-cell table:formula="of:=1-(([.$C$3]-[.$C$2]*[.$C14])/[.$C$3])^[.F$5]" office:value-type="percentage" office:value="0.89349767974666" calcext:value-type="percentage">
            <text:p>89.3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4]+1" office:value-type="float" office:value="8" calcext:value-type="float">
            <text:p>8</text:p>
          </table:table-cell>
          <table:table-cell table:formula="of:=1-(([.$C$3]-[.$C$2]*[.$C15])/[.$C$3])^[.D$5]" office:value-type="percentage" office:value="0.210526315789474" calcext:value-type="percentage">
            <text:p>21.1%</text:p>
          </table:table-cell>
          <table:table-cell table:formula="of:=1-(([.$C$3]-[.$C$2]*[.$C15])/[.$C$3])^[.E$5]" office:value-type="percentage" office:value="0.757882629512241" calcext:value-type="percentage">
            <text:p>75.8%</text:p>
          </table:table-cell>
          <table:table-cell table:formula="of:=1-(([.$C$3]-[.$C$2]*[.$C15])/[.$C$3])^[.F$5]" office:value-type="percentage" office:value="0.925746959950252" calcext:value-type="percentage">
            <text:p>92.6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5]+1" office:value-type="float" office:value="9" calcext:value-type="float">
            <text:p>9</text:p>
          </table:table-cell>
          <table:table-cell table:formula="of:=1-(([.$C$3]-[.$C$2]*[.$C16])/[.$C$3])^[.D$5]" office:value-type="percentage" office:value="0.236842105263158" calcext:value-type="percentage">
            <text:p>23.7%</text:p>
          </table:table-cell>
          <table:table-cell table:formula="of:=1-(([.$C$3]-[.$C$2]*[.$C16])/[.$C$3])^[.E$5]" office:value-type="percentage" office:value="0.80244573609696" calcext:value-type="percentage">
            <text:p>80.2%</text:p>
          </table:table-cell>
          <table:table-cell table:formula="of:=1-(([.$C$3]-[.$C$2]*[.$C16])/[.$C$3])^[.F$5]" office:value-type="percentage" office:value="0.948860271962816" calcext:value-type="percentage">
            <text:p>94.9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6]+1" office:value-type="float" office:value="10" calcext:value-type="float">
            <text:p>10</text:p>
          </table:table-cell>
          <table:table-cell table:formula="of:=1-(([.$C$3]-[.$C$2]*[.$C17])/[.$C$3])^[.D$5]" office:value-type="percentage" office:value="0.263157894736842" calcext:value-type="percentage">
            <text:p>26.3%</text:p>
          </table:table-cell>
          <table:table-cell table:formula="of:=1-(([.$C$3]-[.$C$2]*[.$C17])/[.$C$3])^[.E$5]" office:value-type="percentage" office:value="0.839953342567865" calcext:value-type="percentage">
            <text:p>84.0%</text:p>
          </table:table-cell>
          <table:table-cell table:formula="of:=1-(([.$C$3]-[.$C$2]*[.$C17])/[.$C$3])^[.F$5]" office:value-type="percentage" office:value="0.965236877246515" calcext:value-type="percentage">
            <text:p>96.5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7]+1" office:value-type="float" office:value="11" calcext:value-type="float">
            <text:p>11</text:p>
          </table:table-cell>
          <table:table-cell table:formula="of:=1-(([.$C$3]-[.$C$2]*[.$C18])/[.$C$3])^[.D$5]" office:value-type="percentage" office:value="0.289473684210526" calcext:value-type="percentage">
            <text:p>28.9%</text:p>
          </table:table-cell>
          <table:table-cell table:formula="of:=1-(([.$C$3]-[.$C$2]*[.$C18])/[.$C$3])^[.E$5]" office:value-type="percentage" office:value="0.871328902510615" calcext:value-type="percentage">
            <text:p>87.1%</text:p>
          </table:table-cell>
          <table:table-cell table:formula="of:=1-(([.$C$3]-[.$C$2]*[.$C18])/[.$C$3])^[.F$5]" office:value-type="percentage" office:value="0.976698609240494" calcext:value-type="percentage">
            <text:p>97.7%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2"/>
          <table:table-cell table:formula="of:=[.C18]+1" office:value-type="float" office:value="12" calcext:value-type="float">
            <text:p>12</text:p>
          </table:table-cell>
          <table:table-cell table:formula="of:=1-(([.$C$3]-[.$C$2]*[.$C19])/[.$C$3])^[.D$5]" office:value-type="percentage" office:value="0.31578947368421" calcext:value-type="percentage">
            <text:p>31.6%</text:p>
          </table:table-cell>
          <table:table-cell table:formula="of:=1-(([.$C$3]-[.$C$2]*[.$C19])/[.$C$3])^[.E$5]" office:value-type="percentage" office:value="0.897402091375438" calcext:value-type="percentage">
            <text:p>89.7%</text:p>
          </table:table-cell>
          <table:table-cell table:formula="of:=1-(([.$C$3]-[.$C$2]*[.$C19])/[.$C$3])^[.F$5]" office:value-type="percentage" office:value="0.984615362597804" calcext:value-type="percentage">
            <text:p>98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19]+1" office:value-type="float" office:value="13" calcext:value-type="float">
            <text:p>13</text:p>
          </table:table-cell>
          <table:table-cell table:formula="of:=1-(([.$C$3]-[.$C$2]*[.$C20])/[.$C$3])^[.D$5]" office:value-type="percentage" office:value="0.342105263157895" calcext:value-type="percentage">
            <text:p>34.2%</text:p>
          </table:table-cell>
          <table:table-cell table:formula="of:=1-(([.$C$3]-[.$C$2]*[.$C20])/[.$C$3])^[.E$5]" office:value-type="percentage" office:value="0.918915382504475" calcext:value-type="percentage">
            <text:p>91.9%</text:p>
          </table:table-cell>
          <table:table-cell table:formula="of:=1-(([.$C$3]-[.$C$2]*[.$C20])/[.$C$3])^[.F$5]" office:value-type="percentage" office:value="0.990006432904519" calcext:value-type="percentage">
            <text:p>9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0]+1" office:value-type="float" office:value="14" calcext:value-type="float">
            <text:p>14</text:p>
          </table:table-cell>
          <table:table-cell table:formula="of:=1-(([.$C$3]-[.$C$2]*[.$C21])/[.$C$3])^[.D$5]" office:value-type="percentage" office:value="0.368421052631579" calcext:value-type="percentage">
            <text:p>36.8%</text:p>
          </table:table-cell>
          <table:table-cell table:formula="of:=1-(([.$C$3]-[.$C$2]*[.$C21])/[.$C$3])^[.E$5]" office:value-type="percentage" office:value="0.936530384030857" calcext:value-type="percentage">
            <text:p>93.7%</text:p>
          </table:table-cell>
          <table:table-cell table:formula="of:=1-(([.$C$3]-[.$C$2]*[.$C21])/[.$C$3])^[.F$5]" office:value-type="percentage" office:value="0.993621712427155" calcext:value-type="percentage">
            <text:p>99.4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21]+1" office:value-type="float" office:value="15" calcext:value-type="float">
            <text:p>15</text:p>
          </table:table-cell>
          <table:table-cell table:formula="of:=1-(([.$C$3]-[.$C$2]*[.$C22])/[.$C$3])^[.D$5]" office:value-type="percentage" office:value="0.394736842105263" calcext:value-type="percentage">
            <text:p>39.5%</text:p>
          </table:table-cell>
          <table:table-cell table:formula="of:=1-(([.$C$3]-[.$C$2]*[.$C22])/[.$C$3])^[.E$5]" office:value-type="percentage" office:value="0.950833936649523" calcext:value-type="percentage">
            <text:p>95.1%</text:p>
          </table:table-cell>
          <table:table-cell table:formula="of:=1-(([.$C$3]-[.$C$2]*[.$C22])/[.$C$3])^[.F$5]" office:value-type="percentage" office:value="0.996006197050237" calcext:value-type="percentage">
            <text:p>99.6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verage = 1-((R-D*day)/R)^N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4">00/00/0000</text:date>, <text:time style:data-style-name="N2" text:time-value="17:27:11.2972359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6-12-04T17:28:19.901979920</dc:date>
    <meta:editing-duration>PT1H7M22S</meta:editing-duration>
    <meta:editing-cycles>65</meta:editing-cycles>
    <meta:generator>LibreOffice/5.2.3.3$Linux_X86_64 LibreOffice_project/20m0$Build-3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coverage.C7:coverage.F22" chart:data-source-has-labels="column" svg:x="0.32cm" svg:y="0.18cm" svg:width="15.36cm" svg:height="8.64cm">
          <chartooo:coordinate-region svg:x="1.55cm" svg:y="0.379cm" svg:width="13.758cm" svg:height="7.794cm"/>
          <chart:axis chart:dimension="x" chart:name="primary-x" chart:style-name="ch3" chartooo:axis-type="auto">
            <chartooo:date-scale/>
            <chart:categories table:cell-range-address="coverage.C7:coverage.C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overage.D7:coverage.D22" chart:class="chart:line">
            <chart:data-point chart:repeated="16"/>
          </chart:series>
          <chart:series chart:style-name="ch8" chart:values-cell-range-address="coverage.E7:coverage.E22" chart:class="chart:line">
            <chart:data-point chart:repeated="16"/>
          </chart:series>
          <chart:series chart:style-name="ch9" chart:values-cell-range-address="coverage.F7:coverage.F22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  <table:table-cell office:value-type="float" office:value="0.147864291442964">
                <text:p>0.147864291442964</text:p>
              </table:table-cell>
              <table:table-cell office:value-type="float" office:value="0.254239456747998">
                <text:p>0.25423945674799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526315789473685">
                <text:p>0.0526315789473685</text:p>
              </table:table-cell>
              <table:table-cell office:value-type="float" office:value="0.277041405601481">
                <text:p>0.277041405601481</text:p>
              </table:table-cell>
              <table:table-cell office:value-type="float" office:value="0.448293696940058">
                <text:p>0.4482936969400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789473684210527">
                <text:p>0.0789473684210527</text:p>
              </table:table-cell>
              <table:table-cell office:value-type="float" office:value="0.389470453521213">
                <text:p>0.389470453521213</text:p>
              </table:table-cell>
              <table:table-cell office:value-type="float" office:value="0.595303987694384">
                <text:p>0.59530398769438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486935551275998">
                <text:p>0.486935551275998</text:p>
              </table:table-cell>
              <table:table-cell office:value-type="float" office:value="0.705796032803246">
                <text:p>0.7057960328032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1578947368421">
                <text:p>0.131578947368421</text:p>
              </table:table-cell>
              <table:table-cell office:value-type="float" office:value="0.571074309021336">
                <text:p>0.571074309021336</text:p>
              </table:table-cell>
              <table:table-cell office:value-type="float" office:value="0.788147410954608">
                <text:p>0.78814741095460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643386080919603">
                <text:p>0.643386080919603</text:p>
              </table:table-cell>
              <table:table-cell office:value-type="float" office:value="0.848981483852767">
                <text:p>0.8489814838527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8421052631579">
                <text:p>0.18421052631579</text:p>
              </table:table-cell>
              <table:table-cell office:value-type="float" office:value="0.705239975937001">
                <text:p>0.705239975937001</text:p>
              </table:table-cell>
              <table:table-cell office:value-type="float" office:value="0.89349767974666">
                <text:p>0.8934976797466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757882629512241">
                <text:p>0.757882629512241</text:p>
              </table:table-cell>
              <table:table-cell office:value-type="float" office:value="0.925746959950252">
                <text:p>0.9257469599502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80244573609696">
                <text:p>0.80244573609696</text:p>
              </table:table-cell>
              <table:table-cell office:value-type="float" office:value="0.948860271962816">
                <text:p>0.9488602719628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0.839953342567865">
                <text:p>0.839953342567865</text:p>
              </table:table-cell>
              <table:table-cell office:value-type="float" office:value="0.965236877246515">
                <text:p>0.9652368772465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9473684210526">
                <text:p>0.289473684210526</text:p>
              </table:table-cell>
              <table:table-cell office:value-type="float" office:value="0.871328902510615">
                <text:p>0.871328902510615</text:p>
              </table:table-cell>
              <table:table-cell office:value-type="float" office:value="0.976698609240494">
                <text:p>0.9766986092404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578947368421">
                <text:p>0.31578947368421</text:p>
              </table:table-cell>
              <table:table-cell office:value-type="float" office:value="0.897402091375438">
                <text:p>0.897402091375438</text:p>
              </table:table-cell>
              <table:table-cell office:value-type="float" office:value="0.984615362597804">
                <text:p>0.98461536259780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42105263157895">
                <text:p>0.342105263157895</text:p>
              </table:table-cell>
              <table:table-cell office:value-type="float" office:value="0.918915382504475">
                <text:p>0.918915382504475</text:p>
              </table:table-cell>
              <table:table-cell office:value-type="float" office:value="0.990006432904519">
                <text:p>0.9900064329045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936530384030857">
                <text:p>0.936530384030857</text:p>
              </table:table-cell>
              <table:table-cell office:value-type="float" office:value="0.993621712427155">
                <text:p>0.9936217124271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4736842105263">
                <text:p>0.394736842105263</text:p>
              </table:table-cell>
              <table:table-cell office:value-type="float" office:value="0.950833936649523">
                <text:p>0.950833936649523</text:p>
              </table:table-cell>
              <table:table-cell office:value-type="float" office:value="0.996006197050237">
                <text:p>0.996006197050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